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0.684cm"/>
    </style:style>
    <style:style style:name="Tabla1.B" style:family="table-column">
      <style:table-column-properties style:column-width="2.388cm"/>
    </style:style>
    <style:style style:name="Tabla1.C" style:family="table-column">
      <style:table-column-properties style:column-width="1.88cm"/>
    </style:style>
    <style:style style:name="Tabla1.D" style:family="table-column">
      <style:table-column-properties style:column-width="1.148cm"/>
    </style:style>
    <style:style style:name="Tabla1.E" style:family="table-column">
      <style:table-column-properties style:column-width="1.533cm"/>
    </style:style>
    <style:style style:name="Tabla1.F" style:family="table-column">
      <style:table-column-properties style:column-width="2.152cm"/>
    </style:style>
    <style:style style:name="Tabla1.G" style:family="table-column">
      <style:table-column-properties style:column-width="1.859cm"/>
    </style:style>
    <style:style style:name="Tabla1.H" style:family="table-column">
      <style:table-column-properties style:column-width="1.974cm"/>
    </style:style>
    <style:style style:name="Tabla1.I" style:family="table-column">
      <style:table-column-properties style:column-width="3.381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0.686cm"/>
    </style:style>
    <style:style style:name="Tabla2.B" style:family="table-column">
      <style:table-column-properties style:column-width="2.133cm"/>
    </style:style>
    <style:style style:name="Tabla2.C" style:family="table-column">
      <style:table-column-properties style:column-width="2.579cm"/>
    </style:style>
    <style:style style:name="Tabla2.D" style:family="table-column">
      <style:table-column-properties style:column-width="1.931cm"/>
    </style:style>
    <style:style style:name="Tabla2.E" style:family="table-column">
      <style:table-column-properties style:column-width="0.399cm"/>
    </style:style>
    <style:style style:name="Tabla2.G" style:family="table-column">
      <style:table-column-properties style:column-width="0.61cm"/>
    </style:style>
    <style:style style:name="Tabla2.H" style:family="table-column">
      <style:table-column-properties style:column-width="2.427cm"/>
    </style:style>
    <style:style style:name="Tabla2.I" style:family="table-column">
      <style:table-column-properties style:column-width="5.837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0.683cm"/>
    </style:style>
    <style:style style:name="Tabla3.B" style:family="table-column">
      <style:table-column-properties style:column-width="2.475cm"/>
    </style:style>
    <style:style style:name="Tabla3.C" style:family="table-column">
      <style:table-column-properties style:column-width="3.288cm"/>
    </style:style>
    <style:style style:name="Tabla3.D" style:family="table-column">
      <style:table-column-properties style:column-width="2.626cm"/>
    </style:style>
    <style:style style:name="Tabla3.E" style:family="table-column">
      <style:table-column-properties style:column-width="0.399cm"/>
    </style:style>
    <style:style style:name="Tabla3.H" style:family="table-column">
      <style:table-column-properties style:column-width="2.021cm"/>
    </style:style>
    <style:style style:name="Tabla3.I" style:family="table-column">
      <style:table-column-properties style:column-width="4.711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0.679cm"/>
    </style:style>
    <style:style style:name="Tabla4.B" style:family="table-column">
      <style:table-column-properties style:column-width="2.542cm"/>
    </style:style>
    <style:style style:name="Tabla4.C" style:family="table-column">
      <style:table-column-properties style:column-width="2.642cm"/>
    </style:style>
    <style:style style:name="Tabla4.D" style:family="table-column">
      <style:table-column-properties style:column-width="2.173cm"/>
    </style:style>
    <style:style style:name="Tabla4.E" style:family="table-column">
      <style:table-column-properties style:column-width="0.399cm"/>
    </style:style>
    <style:style style:name="Tabla4.G" style:family="table-column">
      <style:table-column-properties style:column-width="0.61cm"/>
    </style:style>
    <style:style style:name="Tabla4.H" style:family="table-column">
      <style:table-column-properties style:column-width="2.011cm"/>
    </style:style>
    <style:style style:name="Tabla4.I" style:family="table-column">
      <style:table-column-properties style:column-width="5.546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7cm" table:align="left"/>
    </style:style>
    <style:style style:name="Tabla5.A" style:family="table-column">
      <style:table-column-properties style:column-width="0.695cm"/>
    </style:style>
    <style:style style:name="Tabla5.B" style:family="table-column">
      <style:table-column-properties style:column-width="3.373cm"/>
    </style:style>
    <style:style style:name="Tabla5.C" style:family="table-column">
      <style:table-column-properties style:column-width="2.642cm"/>
    </style:style>
    <style:style style:name="Tabla5.D" style:family="table-column">
      <style:table-column-properties style:column-width="2.602cm"/>
    </style:style>
    <style:style style:name="Tabla5.E" style:family="table-column">
      <style:table-column-properties style:column-width="0.399cm"/>
    </style:style>
    <style:style style:name="Tabla5.G" style:family="table-column">
      <style:table-column-properties style:column-width="0.61cm"/>
    </style:style>
    <style:style style:name="Tabla5.H" style:family="table-column">
      <style:table-column-properties style:column-width="2.057cm"/>
    </style:style>
    <style:style style:name="Tabla5.I" style:family="table-column">
      <style:table-column-properties style:column-width="4.225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7cm" table:align="left"/>
    </style:style>
    <style:style style:name="Tabla6.A" style:family="table-column">
      <style:table-column-properties style:column-width="0.695cm"/>
    </style:style>
    <style:style style:name="Tabla6.B" style:family="table-column">
      <style:table-column-properties style:column-width="3.036cm"/>
    </style:style>
    <style:style style:name="Tabla6.C" style:family="table-column">
      <style:table-column-properties style:column-width="2.538cm"/>
    </style:style>
    <style:style style:name="Tabla6.D" style:family="table-column">
      <style:table-column-properties style:column-width="3.009cm"/>
    </style:style>
    <style:style style:name="Tabla6.E" style:family="table-column">
      <style:table-column-properties style:column-width="0.399cm"/>
    </style:style>
    <style:style style:name="Tabla6.G" style:family="table-column">
      <style:table-column-properties style:column-width="0.61cm"/>
    </style:style>
    <style:style style:name="Tabla6.H" style:family="table-column">
      <style:table-column-properties style:column-width="2.062cm"/>
    </style:style>
    <style:style style:name="Tabla6.I" style:family="table-column">
      <style:table-column-properties style:column-width="4.253cm"/>
    </style:style>
    <style:style style:name="Tabla6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font-size="15pt" style:font-size-asian="15pt" style:font-size-complex="15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Text_20_body">
      <style:text-properties fo:font-size="15pt" style:font-size-asian="15pt" style:font-size-complex="15pt"/>
    </style:style>
    <style:style style:name="P4" style:family="paragraph" style:parent-style-name="Standard">
      <style:text-properties fo:font-size="15pt" style:font-size-asian="15pt" style:font-size-complex="15pt"/>
    </style:style>
    <style:style style:name="P5" style:family="paragraph" style:parent-style-name="Standard">
      <style:text-properties fo:font-size="15pt" officeooo:rsid="00200d37" officeooo:paragraph-rsid="00200d37" style:font-size-asian="15pt" style:font-size-complex="15pt"/>
    </style:style>
    <style:style style:name="P6" style:family="paragraph" style:parent-style-name="Standard">
      <style:text-properties officeooo:paragraph-rsid="00200d37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13"/>
    <style:style style:name="P20" style:family="paragraph" style:parent-style-name="Text_20_body" style:list-style-name="L14"/>
    <style:style style:name="P21" style:family="paragraph" style:parent-style-name="Text_20_body" style:list-style-name="L15"/>
    <style:style style:name="P22" style:family="paragraph" style:parent-style-name="Text_20_body" style:list-style-name="L16"/>
    <style:style style:name="P23" style:family="paragraph" style:parent-style-name="Text_20_body" style:list-style-name="L17"/>
    <style:style style:name="P24" style:family="paragraph" style:parent-style-name="Text_20_body" style:list-style-name="L18"/>
    <style:style style:name="P25" style:family="paragraph" style:parent-style-name="Text_20_body" style:list-style-name="L19"/>
    <style:style style:name="P26" style:family="paragraph" style:parent-style-name="Text_20_body" style:list-style-name="L20"/>
    <style:style style:name="P27" style:family="paragraph" style:parent-style-name="Text_20_body" style:list-style-name="L21"/>
    <style:style style:name="P28" style:family="paragraph" style:parent-style-name="Text_20_body" style:list-style-name="L22"/>
    <style:style style:name="P29" style:family="paragraph" style:parent-style-name="Text_20_body" style:list-style-name="L23"/>
    <style:style style:name="P30" style:family="paragraph" style:parent-style-name="Text_20_body" style:list-style-name="L24"/>
    <style:style style:name="P31" style:family="paragraph" style:parent-style-name="Text_20_body" style:list-style-name="L25"/>
    <style:style style:name="P32" style:family="paragraph" style:parent-style-name="Text_20_body">
      <style:text-properties officeooo:paragraph-rsid="001fe8f2"/>
    </style:style>
    <style:style style:name="P33" style:family="paragraph" style:parent-style-name="Text_20_body" style:list-style-name="L26"/>
    <style:style style:name="P34" style:family="paragraph" style:parent-style-name="Text_20_body" style:list-style-name="L27"/>
    <style:style style:name="P35" style:family="paragraph" style:parent-style-name="Text_20_body" style:list-style-name="L28"/>
    <style:style style:name="P36" style:family="paragraph" style:parent-style-name="Text_20_body" style:list-style-name="L29"/>
    <style:style style:name="P37" style:family="paragraph" style:parent-style-name="Text_20_body" style:list-style-name="L30"/>
    <style:style style:name="P38" style:family="paragraph" style:parent-style-name="Text_20_body" style:list-style-name="L31"/>
    <style:style style:name="P39" style:family="paragraph" style:parent-style-name="Text_20_body" style:list-style-name="L32"/>
    <style:style style:name="P40" style:family="paragraph" style:parent-style-name="Text_20_body" style:list-style-name="L33"/>
    <style:style style:name="P41" style:family="paragraph" style:parent-style-name="Text_20_body">
      <style:text-properties officeooo:paragraph-rsid="0024a8ff"/>
    </style:style>
    <style:style style:name="P42" style:family="paragraph" style:parent-style-name="Text_20_body" style:list-style-name="L34"/>
    <style:style style:name="P43" style:family="paragraph" style:parent-style-name="Text_20_body" style:list-style-name="L35"/>
    <style:style style:name="P44" style:family="paragraph" style:parent-style-name="Text_20_body" style:list-style-name="L36"/>
    <style:style style:name="P45" style:family="paragraph" style:parent-style-name="Text_20_body" style:list-style-name="L37"/>
    <style:style style:name="P46" style:family="paragraph" style:parent-style-name="Text_20_body" style:list-style-name="L38"/>
    <style:style style:name="P47" style:family="paragraph" style:parent-style-name="Text_20_body" style:list-style-name="L39"/>
    <style:style style:name="P48" style:family="paragraph" style:parent-style-name="Text_20_body" style:list-style-name="L40"/>
    <style:style style:name="P49" style:family="paragraph" style:parent-style-name="Text_20_body" style:list-style-name="L41"/>
    <style:style style:name="P50" style:family="paragraph" style:parent-style-name="Text_20_body" style:list-style-name="L42"/>
    <style:style style:name="P51" style:family="paragraph" style:parent-style-name="Text_20_body" style:list-style-name="L43"/>
    <style:style style:name="P52" style:family="paragraph" style:parent-style-name="Text_20_body" style:list-style-name="L44"/>
    <style:style style:name="P53" style:family="paragraph" style:parent-style-name="Text_20_body">
      <style:text-properties officeooo:rsid="0025f155" officeooo:paragraph-rsid="0025f155"/>
    </style:style>
    <style:style style:name="T1" style:family="text">
      <style:text-properties officeooo:rsid="001dfdf0"/>
    </style:style>
    <style:style style:name="T2" style:family="text">
      <style:text-properties officeooo:rsid="001fe8f2"/>
    </style:style>
    <style:style style:name="T3" style:family="text">
      <style:text-properties officeooo:rsid="00200d37"/>
    </style:style>
    <style:style style:name="T4" style:family="text">
      <style:text-properties fo:font-size="15pt" officeooo:rsid="00200d37" style:font-size-asian="15pt" style:font-size-complex="15pt"/>
    </style:style>
    <style:style style:name="T5" style:family="text">
      <style:text-properties officeooo:rsid="0024a8ff"/>
    </style:style>
    <style:style style:name="T6" style:family="text">
      <style:text-properties officeooo:rsid="0025f15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37"/>TP13 Estándar ISO27000</text:p>
      <text:p text:style-name="P2"/>
      <text:p text:style-name="P2"><text:span text:style-name="T1">N</text:span>ormas más relevantes que forman el “ecosistema” ISO/IEC 27000</text:p>
      <text:p text:style-name="P3"><text:span text:style-name="Strong_20_Emphasis">ISO/IEC 27000 — Overview and vocabulary (2018)</text:span></text:p>
      <text:list text:style-name="L1">
        <text:list-item>
          <text:p text:style-name="P7"><text:span text:style-name="Strong_20_Emphasis">Alcance resumido:</text:span> Introduce el propósito de la familia ISO27k y define términos y vocabulario usados en el resto de normas. Es la guía terminológica y de alcance.</text:p>
        </text:list-item>
        <text:list-item>
          <text:p text:style-name="P7"><text:span text:style-name="Strong_20_Emphasis">Conceptos clave:</text:span> Definición de ISMS, activos, riesgos, controles, partes interesadas, alcance, política de seguridad. </text:p>
        </text:list-item>
      </text:list>
      <text:list text:style-name="L2">
        <text:list-item>
          <text:p text:style-name="P8"><text:span text:style-name="Strong_20_Emphasis">ISO/IEC 27001 — Requirements (ed. 2013 → actualizada en 2022)</text:span></text:p>
        </text:list-item>
      </text:list>
      <text:list text:style-name="L3">
        <text:list-item>
          <text:p text:style-name="P9"><text:span text:style-name="Strong_20_Emphasis">Alcance:</text:span> Especifica los requisitos para establecer, implementar, mantener y mejorar un Sistema de Gestión de Seguridad de la Información (SGSI) certificable. Define cláusulas de gestión (contexto, liderazgo, planificación, soporte, operación, evaluación del desempeño, mejora).</text:p>
        </text:list-item>
        <text:list-item>
          <text:p text:style-name="P9"><text:span text:style-name="Strong_20_Emphasis">Conceptos:</text:span> Evaluación de riesgos, declaración de aplicabilidad (SoA), controles en Annex A (referencia).</text:p>
        </text:list-item>
      </text:list>
      <text:list text:style-name="L4">
        <text:list-item>
          <text:p text:style-name="P10"><text:span text:style-name="Strong_20_Emphasis">ISO/IEC 27002 — Code of practice / Controls (actualizada 2022)</text:span></text:p>
        </text:list-item>
      </text:list>
      <text:list text:style-name="L5">
        <text:list-item>
          <text:p text:style-name="P11"><text:span text:style-name="Strong_20_Emphasis">Alcance:</text:span> Catálogo/guía de controles de seguridad de la información que las organizaciones pueden implementar para tratar riesgos. En 2022 cambió la estructura y contenido de los controles (ver más abajo).</text:p>
        </text:list-item>
        <text:list-item>
          <text:p text:style-name="P11"><text:span text:style-name="Strong_20_Emphasis">Conceptos:</text:span> Controles técnicos y organizativos (acceso, criptografía, operaciones, continuidad, proveedores, seguridad física, desarrollo seguro<text:span text:style-name="T1">)</text:span></text:p>
        </text:list-item>
      </text:list>
      <text:list text:style-name="L6">
        <text:list-item>
          <text:p text:style-name="P12"><text:span text:style-name="Strong_20_Emphasis">ISO/IEC 27003 — Guidance for implementation of an ISMS</text:span></text:p>
        </text:list-item>
      </text:list>
      <text:list text:style-name="L7">
        <text:list-item>
          <text:p text:style-name="P13"><text:span text:style-name="Strong_20_Emphasis">Alcance:</text:span> Guía práctica para diseñar e implementar un SGSI alineado con 27001.</text:p>
        </text:list-item>
        <text:list-item>
          <text:p text:style-name="P13"><text:span text:style-name="Strong_20_Emphasis">Conceptos:</text:span> Alcance, análisis de brecha, plan de implementación, roles y responsabilidades.</text:p>
        </text:list-item>
      </text:list>
      <text:list text:style-name="L8">
        <text:list-item>
          <text:p text:style-name="P14"><text:span text:style-name="Strong_20_Emphasis">ISO/IEC 27004 — Monitoring, measurement, analysis and evaluation</text:span></text:p>
        </text:list-item>
      </text:list>
      <text:list text:style-name="L9">
        <text:list-item>
          <text:p text:style-name="P15"><text:span text:style-name="Strong_20_Emphasis">Alcance:</text:span> Métricas y métodos para medir la eficacia del SGSI.</text:p>
        </text:list-item>
        <text:list-item>
          <text:p text:style-name="P15"><text:span text:style-name="Strong_20_Emphasis">Conceptos:</text:span> KPIs, indicadores de control, evaluación y reporte. </text:p>
        </text:list-item>
      </text:list>
      <text:list text:style-name="L10">
        <text:list-item>
          <text:p text:style-name="P16"><text:span text:style-name="Strong_20_Emphasis">ISO/IEC 27005 — Information security risk management (2018)</text:span></text:p>
        </text:list-item>
      </text:list>
      <text:list text:style-name="L11">
        <text:list-item>
          <text:p text:style-name="P17"><text:span text:style-name="Strong_20_Emphasis">Alcance:</text:span> Directrices sobre metodología de gestión de riesgos de seguridad de la información (identificación, análisis, evaluación, tratamiento, aceptación, comunicación). Soporta 27001.</text:p>
        </text:list-item>
        <text:list-item>
          <text:p text:style-name="P17"><text:span text:style-name="Strong_20_Emphasis">Conceptos:</text:span> Modelos de riesgo, valoración de probabilidad/impacto, tratamiento de riesgos, documentación de resultados. </text:p>
        </text:list-item>
      </text:list>
      <text:list text:style-name="L12">
        <text:list-item>
          <text:p text:style-name="P18"><text:span text:style-name="Strong_20_Emphasis">ISO/IEC 27006 — Requisitos para organismos de certificación</text:span></text:p>
        </text:list-item>
      </text:list>
      <text:list text:style-name="L13">
        <text:list-item>
          <text:p text:style-name="P19"><text:span text:style-name="Strong_20_Emphasis">Alcance:</text:span> Requisitos para los organismos que auditan y certifican SGSI.</text:p>
        </text:list-item>
        <text:list-item>
          <text:p text:style-name="P19"><text:soft-page-break/><text:span text:style-name="Strong_20_Emphasis">Conceptos:</text:span> Competencia de auditores, procesos de certificación, auditorías de primera/segunda/tercera parte. </text:p>
        </text:list-item>
      </text:list>
      <text:list text:style-name="L14">
        <text:list-item>
          <text:p text:style-name="P20"><text:span text:style-name="Strong_20_Emphasis">ISO/IEC 27007 / 27008 — Guidance for auditing ISMS / auditors on controls</text:span></text:p>
        </text:list-item>
      </text:list>
      <text:list text:style-name="L15">
        <text:list-item>
          <text:p text:style-name="P21"><text:span text:style-name="Strong_20_Emphasis">Alcance:</text:span> Orientación para realizar auditorías de SGSI y revisar controles.</text:p>
        </text:list-item>
        <text:list-item>
          <text:p text:style-name="P21"><text:span text:style-name="Strong_20_Emphasis">Conceptos:</text:span> Enfoques de auditoría, evidencias, revisión de controles. </text:p>
        </text:list-item>
      </text:list>
      <text:list text:style-name="L16">
        <text:list-item>
          <text:p text:style-name="P22"><text:span text:style-name="Strong_20_Emphasis">ISO/IEC 27017 — Cloud security (guidelines for cloud service providers/users)</text:span></text:p>
        </text:list-item>
      </text:list>
      <text:list text:style-name="L17">
        <text:list-item>
          <text:p text:style-name="P23"><text:span text:style-name="Strong_20_Emphasis">Alcance:</text:span> Guía de controles y responsabilidades específicas para servicios en la nube.</text:p>
        </text:list-item>
        <text:list-item>
          <text:p text:style-name="P23"><text:span text:style-name="Strong_20_Emphasis">Conceptos:</text:span> Separación de responsabilidades, seguridad de APIs, SLAs de seguridad.</text:p>
        </text:list-item>
      </text:list>
      <text:list text:style-name="L18">
        <text:list-item>
          <text:p text:style-name="P24"><text:span text:style-name="Strong_20_Emphasis">ISO/IEC 27018 — Protection of PII in public clouds</text:span></text:p>
        </text:list-item>
      </text:list>
      <text:list text:style-name="L19">
        <text:list-item>
          <text:p text:style-name="P25"><text:span text:style-name="Strong_20_Emphasis">Alcance:</text:span> Buenas prácticas para protección de datos personales en la nube pública.</text:p>
        </text:list-item>
        <text:list-item>
          <text:p text:style-name="P25"><text:span text:style-name="Strong_20_Emphasis">Conceptos:</text:span> Minimización, consentimiento, roles de controlador/processor.</text:p>
        </text:list-item>
      </text:list>
      <text:list text:style-name="L20">
        <text:list-item>
          <text:p text:style-name="P26"><text:span text:style-name="Strong_20_Emphasis">ISO/IEC 27031 / 27033 / 27034 / 27036 / etc.</text:span> (redes, continuidad, aplicación segura, proveedores)</text:p>
        </text:list-item>
      </text:list>
      <text:list text:style-name="L21">
        <text:list-item>
          <text:p text:style-name="P27"><text:span text:style-name="Strong_20_Emphasis">Alcance general:</text:span> Conjuntos especializados: seguridad de red, preparación de TI para continuidad, seguridad de aplicaciones, seguridad en relaciones con proveedores, etc.</text:p>
        </text:list-item>
        <text:list-item>
          <text:p text:style-name="P27"><text:span text:style-name="Strong_20_Emphasis">Conceptos:</text:span> Guías técnicas y procedimientos aplicables a dominios concretos de la seguridad.</text:p>
        </text:list-item>
      </text:list>
      <text:list text:style-name="L22">
        <text:list-item>
          <text:p text:style-name="P28"><text:span text:style-name="Strong_20_Emphasis">Nuevas normas relacionadas (IA, IoT, privacidad, big data, forensics)</text:span> — p. ej. ISO/IEC 27090, 27091 (IA), 27400–27404 (IoT), 27037–27043 (forensics), 27100+ (ciberseguridad más amplia).</text:p>
        </text:list-item>
      </text:list>
      <text:list text:style-name="L23">
        <text:list-item>
          <text:p text:style-name="P29"><text:span text:style-name="Strong_20_Emphasis">Alcance:</text:span> Extienden la familia hacia áreas emergentes (IA, IoT, privacidad por diseño). </text:p>
        </text:list-item>
      </text:list>
      <text:h text:style-name="P1" text:outline-level="1">Principales diferencias entre la edición 2018 y 2022.</text:h>
      <text:p text:style-name="Text_20_body"><text:span text:style-name="T1">L</text:span>os cambios más relevantes que afectan a la familia y, en particular, a ISO/IEC 27001/27002 (los cambios que suelen citarlos como “2022”):</text:p>
      <text:list text:style-name="L24">
        <text:list-item>
          <text:p text:style-name="P30"><text:span text:style-name="Strong_20_Emphasis">Reforma de los controles (Annex A / ISO 27002):</text:span> la estructura de controles fue reorganizada; el número total de controles pasó de 114 a <text:span text:style-name="Strong_20_Emphasis">93</text:span> (se fusionaron muchos controles, se añadieron 11 controles nuevos y se reordenaron en 4 dominios/temas principales). Esto reduce duplicidades y añade controles para tecnologías/mecanismos emergentes (p. ej. threat intelligence, cloud service security, data masking, DLP, secure coding<text:span text:style-name="T1">)</text:span></text:p>
        </text:list-item>
        <text:list-item>
          <text:p text:style-name="P30"><text:span text:style-name="Strong_20_Emphasis">Enfoque por temas (en lugar de 14 dominios antiguos):</text:span> las agrupaciones de controles se reestructuraron para ser más coherentes con la práctica actual (4 grupos temáticos en 27002:2022). </text:p>
        </text:list-item>
        <text:list-item>
          <text:p text:style-name="P30"><text:span text:style-name="Strong_20_Emphasis">Actualizaciones terminológicas y alineación con estructuras de gestión (Annex SL):</text:span> más coherencia con la estructura común para normas de gestión (mejora interoperabilidad y la referencia cruzada entre normas).</text:p>
        </text:list-item>
        <text:list-item>
          <text:p text:style-name="P30"><text:soft-page-break/><text:span text:style-name="Strong_20_Emphasis">Controles nuevos que reflejan evolución tecnológica y amenazas:</text:span> por ejemplo: threat intelligence, seguridad específica para uso de servicios cloud, data masking, data leakage prevention, secure coding, configuración/gestión de cambios.</text:p>
        </text:list-item>
        <text:list-item>
          <text:p text:style-name="P30"><text:span text:style-name="Strong_20_Emphasis">Impacto para implementación / certificación:</text:span> las organizaciones que ya usan 27001 deben revisar su SoA y mapa de controles (re-evaluar correspondencias de controles antiguos → nuevos controles y justificar cualquier cambio). Hay guías y transiciones publicadas por organismos de certificación</text:p>
        </text:list-item>
      </text:list>
      <text:p text:style-name="Text_20_body"/>
      <text:h text:style-name="Heading_20_1" text:outline-level="1">Evaluación de criticidad de activos (contexto: universidad — activos listados en <text:span text:style-name="T2">la </text:span>tabla)</text:h>
      <text:p text:style-name="P32"><text:span text:style-name="T2">Tomo los</text:span> 5 riesgos identificados <text:span text:style-name="T2">y</text:span> asign<text:span text:style-name="T2">o</text:span> <text:span text:style-name="Strong_20_Emphasis">Probabilidad (1–5)</text:span> y <text:span text:style-name="Strong_20_Emphasis">Impacto (1–5)</text:span> </text:p>
      <text:p text:style-name="P32">calcular<text:span text:style-name="T2">o</text:span> <text:span text:style-name="Strong_20_Emphasis">Riesgo = Probabilidad × Impacto</text:span> y clasific<text:span text:style-name="T2">o</text:span> por umbrales:</text:p>
      <text:list text:style-name="L25">
        <text:list-item>
          <text:p text:style-name="P31"><text:span text:style-name="Strong_20_Emphasis">Riesgo aceptable</text:span> ≤ 6</text:p>
        </text:list-item>
        <text:list-item>
          <text:p text:style-name="P31"><text:span text:style-name="Strong_20_Emphasis">Riesgo tolerable</text:span> 7–12 (con Plan de Tratamiento de Riesgos, PTR)</text:p>
        </text:list-item>
        <text:list-item>
          <text:p text:style-name="P31"><text:span text:style-name="Strong_20_Emphasis">Riesgo inaceptable</text:span> ≥ 15 (acción inmediata</text:p>
        </text:list-item>
      </text:list>
      <text:p text:style-name="Text_20_body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header-rows>
          <table:table-row>
            <table:table-cell table:style-name="Tabla1.A1" office:value-type="string">
              <text:p text:style-name="Table_20_Heading">ID</text:p>
            </table:table-cell>
            <table:table-cell table:style-name="Tabla1.A1" office:value-type="string">
              <text:p text:style-name="Table_20_Heading">Activo / Proceso</text:p>
            </table:table-cell>
            <table:table-cell table:style-name="Tabla1.A1" office:value-type="string">
              <text:p text:style-name="Table_20_Heading">Amenaza</text:p>
            </table:table-cell>
            <table:table-cell table:style-name="Tabla1.A1" office:value-type="string">
              <text:p text:style-name="Table_20_Heading">Vuln.</text:p>
            </table:table-cell>
            <table:table-cell table:style-name="Tabla1.A1" office:value-type="string">
              <text:p text:style-name="Table_20_Heading">Prob (1–5)</text:p>
            </table:table-cell>
            <table:table-cell table:style-name="Tabla1.A1" office:value-type="string">
              <text:p text:style-name="Table_20_Heading">Impacto (1–5)</text:p>
            </table:table-cell>
            <table:table-cell table:style-name="Tabla1.A1" office:value-type="string">
              <text:p text:style-name="Table_20_Heading">Riesgo (P×I)</text:p>
            </table:table-cell>
            <table:table-cell table:style-name="Tabla1.A1" office:value-type="string">
              <text:p text:style-name="Table_20_Heading">Categoría</text:p>
            </table:table-cell>
            <table:table-cell table:style-name="Tabla1.A1" office:value-type="string">
              <text:p text:style-name="Table_20_Heading">Notas / Medidas sugeridas</text:p>
            </table:table-cell>
          </table:table-row>
        </table:table-header-rows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 table:number-columns-repeated="2"/>
        <table:table-column table:style-name="Tabla2.G"/>
        <table:table-column table:style-name="Tabla2.H"/>
        <table:table-column table:style-name="Tabla2.I"/>
        <table:table-row>
          <table:table-cell table:style-name="Tabla2.A1" office:value-type="string">
            <text:p text:style-name="Table_20_Contents">R-01</text:p>
          </table:table-cell>
          <table:table-cell table:style-name="Tabla2.A1" office:value-type="string">
            <text:p text:style-name="Table_20_Contents"><text:span text:style-name="Strong_20_Emphasis">DB alumnos (base de datos)</text:span></text:p>
          </table:table-cell>
          <table:table-cell table:style-name="Tabla2.A1" office:value-type="string">
            <text:p text:style-name="Table_20_Contents">Ransomware / cifrado</text:p>
          </table:table-cell>
          <table:table-cell table:style-name="Tabla2.A1" office:value-type="string">
            <text:p text:style-name="Table_20_Contents">Parches atrasados</text:p>
          </table:table-cell>
          <table:table-cell table:style-name="Tabla2.A1" office:value-type="string">
            <text:p text:style-name="Table_20_Contents"><text:span text:style-name="Strong_20_Emphasis">3</text:span></text:p>
          </table:table-cell>
          <table:table-cell table:style-name="Tabla2.A1" office:value-type="string">
            <text:p text:style-name="Table_20_Contents"><text:span text:style-name="Strong_20_Emphasis">5</text:span></text:p>
          </table:table-cell>
          <table:table-cell table:style-name="Tabla2.A1" office:value-type="string">
            <text:p text:style-name="Table_20_Contents"><text:span text:style-name="Strong_20_Emphasis">15</text:span></text:p>
          </table:table-cell>
          <table:table-cell table:style-name="Tabla2.A1" office:value-type="string">
            <text:p text:style-name="Table_20_Contents"><text:span text:style-name="Strong_20_Emphasis">Inaceptable (≥15)</text:span></text:p>
          </table:table-cell>
          <table:table-cell table:style-name="Tabla2.A1" office:value-type="string">
            <text:p text:style-name="Table_20_Contents">Criticidad Máxima: base de datos con PII y continuidad. Accionar inmediato: backups offline + prueba de restauración, segmentación de red, parcheo urgente, EDR, plan BRS/DR.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 table:number-columns-repeated="3"/>
        <table:table-column table:style-name="Tabla3.H"/>
        <table:table-column table:style-name="Tabla3.I"/>
        <table:table-row>
          <table:table-cell table:style-name="Tabla3.A1" office:value-type="string">
            <text:p text:style-name="Table_20_Contents">R-02</text:p>
          </table:table-cell>
          <table:table-cell table:style-name="Tabla3.A1" office:value-type="string">
            <text:p text:style-name="Table_20_Contents"><text:span text:style-name="Strong_20_Emphasis">LMS (plataforma)</text:span></text:p>
          </table:table-cell>
          <table:table-cell table:style-name="Tabla3.A1" office:value-type="string">
            <text:p text:style-name="Table_20_Contents">DDoS / indisponibilidad</text:p>
          </table:table-cell>
          <table:table-cell table:style-name="Tabla3.A1" office:value-type="string">
            <text:p text:style-name="Table_20_Contents">Sin firewall / protección perimetral</text:p>
          </table:table-cell>
          <table:table-cell table:style-name="Tabla3.A1" office:value-type="string">
            <text:p text:style-name="Table_20_Contents"><text:span text:style-name="Strong_20_Emphasis">3</text:span></text:p>
          </table:table-cell>
          <table:table-cell table:style-name="Tabla3.A1" office:value-type="string">
            <text:p text:style-name="Table_20_Contents"><text:span text:style-name="Strong_20_Emphasis">3</text:span></text:p>
          </table:table-cell>
          <table:table-cell table:style-name="Tabla3.A1" office:value-type="string">
            <text:p text:style-name="Table_20_Contents"><text:span text:style-name="Strong_20_Emphasis">9</text:span></text:p>
          </table:table-cell>
          <table:table-cell table:style-name="Tabla3.A1" office:value-type="string">
            <text:p text:style-name="Table_20_Contents"><text:span text:style-name="Strong_20_Emphasis">Tolerable (7–12)</text:span></text:p>
          </table:table-cell>
          <table:table-cell table:style-name="Tabla3.A1" office:value-type="string">
            <text:p text:style-name="Table_20_Contents">Mitigar con WAF/CDN/anti-DDoS, firewall de aplicaciones, escalabilidad elástica (autoscaling), SLA con proveedor. PTR requerido.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 table:number-columns-repeated="2"/>
        <table:table-column table:style-name="Tabla4.G"/>
        <table:table-column table:style-name="Tabla4.H"/>
        <table:table-column table:style-name="Tabla4.I"/>
        <table:table-row>
          <table:table-cell table:style-name="Tabla4.A1" office:value-type="string">
            <text:p text:style-name="Table_20_Contents">R-03</text:p>
          </table:table-cell>
          <table:table-cell table:style-name="Tabla4.A1" office:value-type="string">
            <text:p text:style-name="Table_20_Contents"><text:span text:style-name="Strong_20_Emphasis">Email institucional</text:span></text:p>
          </table:table-cell>
          <table:table-cell table:style-name="Tabla4.A1" office:value-type="string">
            <text:p text:style-name="Table_20_Contents">Phishing (suplantación)</text:p>
          </table:table-cell>
          <table:table-cell table:style-name="Tabla4.A1" office:value-type="string">
            <text:p text:style-name="Table_20_Contents">Conciencia baja</text:p>
          </table:table-cell>
          <table:table-cell table:style-name="Tabla4.A1" office:value-type="string">
            <text:p text:style-name="Table_20_Contents"><text:span text:style-name="Strong_20_Emphasis">4</text:span></text:p>
          </table:table-cell>
          <table:table-cell table:style-name="Tabla4.A1" office:value-type="string">
            <text:p text:style-name="Table_20_Contents"><text:span text:style-name="Strong_20_Emphasis">3</text:span></text:p>
          </table:table-cell>
          <table:table-cell table:style-name="Tabla4.A1" office:value-type="string">
            <text:p text:style-name="Table_20_Contents"><text:span text:style-name="Strong_20_Emphasis">12</text:span></text:p>
          </table:table-cell>
          <table:table-cell table:style-name="Tabla4.A1" office:value-type="string">
            <text:p text:style-name="Table_20_Contents"><text:span text:style-name="Strong_20_Emphasis">Tolerable (7–12)</text:span></text:p>
          </table:table-cell>
          <table:table-cell table:style-name="Tabla4.A1" office:value-type="string">
            <text:p text:style-name="Table_20_Contents">Alto número de intentos esperados; medidas: campañas de concientización, 2FA obligatorio, DMARC/DKIM/SPF configurados, simulacros, monitorización. PTR.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 table:number-columns-repeated="2"/>
        <table:table-column table:style-name="Tabla5.G"/>
        <table:table-column table:style-name="Tabla5.H"/>
        <table:table-column table:style-name="Tabla5.I"/>
        <table:table-row>
          <table:table-cell table:style-name="Tabla5.A1" office:value-type="string">
            <text:p text:style-name="Table_20_Contents">R-04</text:p>
          </table:table-cell>
          <table:table-cell table:style-name="Tabla5.A1" office:value-type="string">
            <text:p text:style-name="Table_20_Contents"><text:span text:style-name="Strong_20_Emphasis">SIU / sistemas administrativos</text:span></text:p>
          </table:table-cell>
          <table:table-cell table:style-name="Tabla5.A1" office:value-type="string">
            <text:p text:style-name="Table_20_Contents">Interrupción eléctrica / fallo</text:p>
          </table:table-cell>
          <table:table-cell table:style-name="Tabla5.A1" office:value-type="string">
            <text:p text:style-name="Table_20_Contents">Redundancia limitada</text:p>
          </table:table-cell>
          <table:table-cell table:style-name="Tabla5.A1" office:value-type="string">
            <text:p text:style-name="Table_20_Contents"><text:span text:style-name="Strong_20_Emphasis">3</text:span></text:p>
          </table:table-cell>
          <table:table-cell table:style-name="Tabla5.A1" office:value-type="string">
            <text:p text:style-name="Table_20_Contents"><text:span text:style-name="Strong_20_Emphasis">4</text:span></text:p>
          </table:table-cell>
          <table:table-cell table:style-name="Tabla5.A1" office:value-type="string">
            <text:p text:style-name="Table_20_Contents"><text:span text:style-name="Strong_20_Emphasis">12</text:span></text:p>
          </table:table-cell>
          <table:table-cell table:style-name="Tabla5.A1" office:value-type="string">
            <text:p text:style-name="Table_20_Contents"><text:span text:style-name="Strong_20_Emphasis">Tolerable (7–12)</text:span></text:p>
          </table:table-cell>
          <table:table-cell table:style-name="Tabla5.A1" office:value-type="string">
            <text:p text:style-name="Table_20_Contents">UPS + generadores, BCP, pruebas de conmutación, <text:soft-page-break/>replicación off-site. PTR.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 table:number-columns-repeated="2"/>
        <table:table-column table:style-name="Tabla6.G"/>
        <table:table-column table:style-name="Tabla6.H"/>
        <table:table-column table:style-name="Tabla6.I"/>
        <table:table-row>
          <table:table-cell table:style-name="Tabla6.A1" office:value-type="string">
            <text:p text:style-name="Table_20_Contents">R-05</text:p>
          </table:table-cell>
          <table:table-cell table:style-name="Tabla6.A1" office:value-type="string">
            <text:p text:style-name="Table_20_Contents"><text:span text:style-name="Strong_20_Emphasis">Repositorio documental (doc repository)</text:span></text:p>
          </table:table-cell>
          <table:table-cell table:style-name="Tabla6.A1" office:value-type="string">
            <text:p text:style-name="Table_20_Contents">Fuga de PII / exposición</text:p>
          </table:table-cell>
          <table:table-cell table:style-name="Tabla6.A1" office:value-type="string">
            <text:p text:style-name="Table_20_Contents">Acceso laxo / clasificación pobre</text:p>
          </table:table-cell>
          <table:table-cell table:style-name="Tabla6.A1" office:value-type="string">
            <text:p text:style-name="Table_20_Contents"><text:span text:style-name="Strong_20_Emphasis">3</text:span></text:p>
          </table:table-cell>
          <table:table-cell table:style-name="Tabla6.A1" office:value-type="string">
            <text:p text:style-name="Table_20_Contents"><text:span text:style-name="Strong_20_Emphasis">4</text:span></text:p>
          </table:table-cell>
          <table:table-cell table:style-name="Tabla6.A1" office:value-type="string">
            <text:p text:style-name="Table_20_Contents"><text:span text:style-name="Strong_20_Emphasis">12</text:span></text:p>
          </table:table-cell>
          <table:table-cell table:style-name="Tabla6.A1" office:value-type="string">
            <text:p text:style-name="Table_20_Contents"><text:span text:style-name="Strong_20_Emphasis">Tolerable (7–12)</text:span></text:p>
          </table:table-cell>
          <table:table-cell table:style-name="Tabla6.A1" office:value-type="string">
            <text:p text:style-name="Table_20_Contents">Implementar RBAC, DLP, clasificación y cifrado en reposo, auditorías de accesos. PTR.</text:p>
          </table:table-cell>
        </table:table-row>
      </table:table>
      <text:p text:style-name="P2"/>
      <text:p text:style-name="P6"><text:span text:style-name="T4">3) </text:span>Evaluación detallada desde punto de vista de un SGSI para educación remota/virtual</text:p>
      <text:p text:style-name="Text_20_body"><text:span text:style-name="T3">Listado de</text:span> actores, procesos, herramientas, información, principales riesgos y controles recomendados (mapa de control / evidencia para un SGSI).</text:p>
      <text:p text:style-name="Text_20_body"><text:span text:style-name="Strong_20_Emphasis">Actores</text:span></text:p>
      <text:list text:style-name="L26">
        <text:list-item>
          <text:p text:style-name="P33">Estudiantes (usuarios finales): autenticación, dispositivos personales.</text:p>
        </text:list-item>
        <text:list-item>
          <text:p text:style-name="P33">Docentes: creación de contenidos, evaluación, uso de herramientas.</text:p>
        </text:list-item>
        <text:list-item>
          <text:p text:style-name="P33">Administración/secretaría: datos personales, históricos, pagos.</text:p>
        </text:list-item>
        <text:list-item>
          <text:p text:style-name="P33">Soporte TI / Operaciones: gestión de infra, backups.</text:p>
        </text:list-item>
        <text:list-item>
          <text:p text:style-name="P33">Proveedores cloud / SaaS (LMS, videoconf, almacenamiento).</text:p>
        </text:list-item>
        <text:list-item>
          <text:p text:style-name="P33">Auditores / reguladores / convenios (CONICET, ministerio): requisitos contractuales.</text:p>
        </text:list-item>
      </text:list>
      <text:p text:style-name="Text_20_body"><text:span text:style-name="Strong_20_Emphasis">Procesos críticos</text:span></text:p>
      <text:list text:style-name="L27">
        <text:list-item>
          <text:p text:style-name="P34">Acceso y autenticación (matriculación, inicio de sesión, SSO).</text:p>
        </text:list-item>
        <text:list-item>
          <text:p text:style-name="P34">Entrega de clases (videoconf + LMS).</text:p>
        </text:list-item>
        <text:list-item>
          <text:p text:style-name="P34">Evaluación y calificaciones (integridad, no repudio).</text:p>
        </text:list-item>
        <text:list-item>
          <text:p text:style-name="P34">Gestión de contenidos (repositorios, derechos de autor).</text:p>
        </text:list-item>
        <text:list-item>
          <text:p text:style-name="P34">Administración de datos personales (inscripción, historial académico).</text:p>
        </text:list-item>
        <text:list-item>
          <text:p text:style-name="P34">Respaldo y recuperación (backup &amp; restore).</text:p>
        </text:list-item>
        <text:list-item>
          <text:p text:style-name="P34">Gestión de incidentes y comunicaciones.</text:p>
        </text:list-item>
      </text:list>
      <text:p text:style-name="Text_20_body"><text:span text:style-name="Strong_20_Emphasis">Herramientas/Plataformas</text:span></text:p>
      <text:list text:style-name="L28">
        <text:list-item>
          <text:p text:style-name="P35">LMS (Moodle, Canvas, etc.), Video conferencing (Zoom, Teams), Email institucional, Repositorios (Nextcloud, SharePoint), DB relacionales, Sistemas administrativos (SIU), proveedores cloud/IaaS/PaaS.</text:p>
        </text:list-item>
      </text:list>
      <text:p text:style-name="Text_20_body"><text:span text:style-name="Strong_20_Emphasis">Información (activos de información)</text:span></text:p>
      <text:list text:style-name="L29">
        <text:list-item>
          <text:p text:style-name="P36">Datos personales identificables (PII) de alumnos y personal.</text:p>
        </text:list-item>
        <text:list-item>
          <text:p text:style-name="P36">Calificaciones e historial académico (integridad).</text:p>
        </text:list-item>
        <text:list-item>
          <text:p text:style-name="P36">Contenidos de cursos (copyright).</text:p>
        </text:list-item>
        <text:list-item>
          <text:p text:style-name="P36">Registros de acceso, logs, metadatos.</text:p>
        </text:list-item>
      </text:list>
      <text:p text:style-name="Text_20_body"><text:span text:style-name="Strong_20_Emphasis"/></text:p>
      <text:p text:style-name="Text_20_body"><text:soft-page-break/><text:span text:style-name="Strong_20_Emphasis">Principales amenazas específicas para educación remota</text:span></text:p>
      <text:list text:style-name="L30">
        <text:list-item>
          <text:p text:style-name="P37">Phishing y suplantación de cuentas (email y plataformas).</text:p>
        </text:list-item>
        <text:list-item>
          <text:p text:style-name="P37">Fraude en evaluaciones (suplantación) — requiere controles de integridad y verificación.</text:p>
        </text:list-item>
        <text:list-item>
          <text:p text:style-name="P37">Interrupciones de servicio (DDoS, fallas cloud).</text:p>
        </text:list-item>
        <text:list-item>
          <text:p text:style-name="P37">Exposición de PII por repositorios mal configurados.</text:p>
        </text:list-item>
        <text:list-item>
          <text:p text:style-name="P37">Uso de dispositivos personales inseguros (BYOD).</text:p>
        </text:list-item>
        <text:list-item>
          <text:p text:style-name="P37">Fallos en la cadena de suministro / proveedor (SLAs/seguridad insuficiente).</text:p>
        </text:list-item>
      </text:list>
      <text:p text:style-name="Text_20_body"><text:span text:style-name="Strong_20_Emphasis">Controles recomendados (alineados con ISO/IEC 27002:2022)</text:span></text:p>
      <text:list text:style-name="L31">
        <text:list-item>
          <text:p text:style-name="P38"><text:span text:style-name="Strong_20_Emphasis">Governance / políticas:</text:span> Política de seguridad específica para educación remota; acuerdos con proveedores (SLA, SOC reports).</text:p>
        </text:list-item>
        <text:list-item>
          <text:p text:style-name="P38"><text:span text:style-name="Strong_20_Emphasis">Gestión de identidad y acceso:</text:span> SSO, MFA obligatorio, RBAC, provisión/desactivación de cuentas automatizada.</text:p>
        </text:list-item>
        <text:list-item>
          <text:p text:style-name="P38"><text:span text:style-name="Strong_20_Emphasis">Protección de endpoint y red:</text:span> EDR, VPN restrictiva, segmentación, cifrado de tráfico.</text:p>
        </text:list-item>
        <text:list-item>
          <text:p text:style-name="P38"><text:span text:style-name="Strong_20_Emphasis">Protección de la integridad de evaluaciones:</text:span> autenticación fuerte en exámenes, proctoring (evaluar privacidad), logs inmutables de calificaciones.</text:p>
        </text:list-item>
        <text:list-item>
          <text:p text:style-name="P38"><text:span text:style-name="Strong_20_Emphasis">Protección de datos / privacidad:</text:span> Clasificación de datos, DLP, cifrado en tránsito y reposo, contratos de procesamiento con proveedores (27018).</text:p>
        </text:list-item>
        <text:list-item>
          <text:p text:style-name="P38"><text:span text:style-name="Strong_20_Emphasis">Continuidad y resiliencia:</text:span> Copias fuera-sitio, DR/BCP, pruebas periódicas, redundancia en servicios críticos (DNS/LMS).</text:p>
        </text:list-item>
        <text:list-item>
          <text:p text:style-name="P38"><text:span text:style-name="Strong_20_Emphasis">Gestión de incidentes:</text:span> Playbooks específicos (compromiso de cuentas, ransomware, fuga PII), canales de comunicación con partes interesadas.</text:p>
        </text:list-item>
        <text:list-item>
          <text:p text:style-name="P38"><text:span text:style-name="Strong_20_Emphasis">Formación y concienciación:</text:span> Campañas para estudiantes y docentes con simulacros de phishing y buenos usos de plataformas.</text:p>
        </text:list-item>
        <text:list-item>
          <text:p text:style-name="P38"><text:span text:style-name="Strong_20_Emphasis">Auditoría y monitorización:</text:span> SIEM, logging, alertas, revisión periódica de SoA.<text:line-break/>(estos controles reflejan la reorganización y los nuevos controles de 2022 que enfatizan cloud, DLP, secure coding<text:span text:style-name="T3">)</text:span></text:p>
        </text:list-item>
      </text:list>
      <text:p text:style-name="Text_20_body"><text:span text:style-name="Strong_20_Emphasis">Evidencias/artefactos SGSI a mantener</text:span></text:p>
      <text:list text:style-name="L32">
        <text:list-item>
          <text:p text:style-name="P39">Alcance del SGSI y mapa de activos.</text:p>
        </text:list-item>
        <text:list-item>
          <text:p text:style-name="P39">Registro de riesgos (RACIs, prob/impacto, PTR).</text:p>
        </text:list-item>
        <text:list-item>
          <text:p text:style-name="P39">Declaración de aplicabilidad (SoA) actualizada con mapeo a controles ISO27002:2022.</text:p>
        </text:list-item>
        <text:list-item>
          <text:p text:style-name="P39">Políticas: accesos, BYOD, manejo de PII, continuity.</text:p>
        </text:list-item>
        <text:list-item>
          <text:p text:style-name="P39">Registros de formación, pruebas de backup, auditorías, reportes de incidentes.</text:p>
        </text:list-item>
      </text:list>
      <text:p text:style-name="Text_20_body"/>
      <text:h text:style-name="Heading_20_1" text:outline-level="1"><text:soft-page-break/>Mapa de calor</text:h>
      <text:p text:style-name="Text_20_body">Matriz filas = Probabilidad (1–5 ↑), columnas = Impacto (1–5 →). Colores/texto: <text:span text:style-name="Strong_20_Emphasis">Verde</text:span> ≤6 (Aceptable), <text:span text:style-name="Strong_20_Emphasis">Amarillo</text:span> 7–12 (Tolerable con PTR), <text:span text:style-name="Strong_20_Emphasis">Rojo</text:span> ≥15 (Inaceptable).</text:p>
      <text:p text:style-name="Text_20_body">Fila P=5: (P5×I1=5 G, P5×I2=10 Y, P5×I3=15 R, P5×I4=20 R, P5×I5=25 R)<text:line-break/>Fila P=4: (4,8,12,16,20) → G, Y, Y, R, R<text:line-break/>Fila P=3: (3,6,9,12,15) → G, G, Y, Y, R<text:line-break/>Fila P=2: (2,4,6,8,10) → G,G,G,Y,Y<text:line-break/>Fila P=1: (1,2,3,4,5) → G,G,G,G,G</text:p>
      <text:p text:style-name="Text_20_body"><text:span text:style-name="Strong_20_Emphasis">Ubicación de los activos:</text:span></text:p>
      <text:list text:style-name="L33">
        <text:list-item>
          <text:p text:style-name="P40">R-01 (DB alumnos) → P=3,I=5 → <text:span text:style-name="Strong_20_Emphasis">15</text:span> → <text:span text:style-name="Strong_20_Emphasis">Rojo (Inaceptable)</text:span></text:p>
        </text:list-item>
        <text:list-item>
          <text:p text:style-name="P40">R-02 (LMS) → P=3,I=3 → <text:span text:style-name="Strong_20_Emphasis">9</text:span> → <text:span text:style-name="Strong_20_Emphasis">Amarillo</text:span></text:p>
        </text:list-item>
        <text:list-item>
          <text:p text:style-name="P40">R-03 (Email) → P=4,I=3 → <text:span text:style-name="Strong_20_Emphasis">12</text:span> → <text:span text:style-name="Strong_20_Emphasis">Amarillo</text:span> (limite alto)</text:p>
        </text:list-item>
        <text:list-item>
          <text:p text:style-name="P40">R-04 (SIU) → P=3,I=4 → <text:span text:style-name="Strong_20_Emphasis">12</text:span> → <text:span text:style-name="Strong_20_Emphasis">Amarillo</text:span></text:p>
        </text:list-item>
        <text:list-item>
          <text:p text:style-name="P40">R-05 (Doc repo) → P=3,I=4 → <text:span text:style-name="Strong_20_Emphasis">12</text:span> → <text:span text:style-name="Strong_20_Emphasis">Amarillo</text:span></text:p>
        </text:list-item>
      </text:list>
      <text:p text:style-name="P41"><text:span text:style-name="Strong_20_Emphasis"/></text:p>
      <text:p text:style-name="P41"><text:span text:style-name="Strong_20_Emphasis"><text:span text:style-name="T5">5) </text:span></text:span><text:span text:style-name="Strong_20_Emphasis">1. Actualización documental y técnica</text:span></text:p>
      <text:list text:style-name="L34">
        <text:list-item>
          <text:p text:style-name="P42">No olvidar actualizar la <text:span text:style-name="Strong_20_Emphasis">Declaración de Aplicabilidad (SoA)</text:span> y toda la <text:span text:style-name="Strong_20_Emphasis">documentación relacionada</text:span> (procedimientos, auditorías, etc.).</text:p>
        </text:list-item>
        <text:list-item>
          <text:p text:style-name="P42">Asegurar que los controles y cláusulas se ajusten a la nueva estructura y numeración.</text:p>
        </text:list-item>
        <text:list-item>
          <text:p text:style-name="P42">Evitar depender solo del texto de la ISO 27001:2022: <text:span text:style-name="Strong_20_Emphasis">usar la ISO 27002:2022</text:span> como guía práctica.</text:p>
        </text:list-item>
      </text:list>
      <text:p text:style-name="Text_20_body"><text:span text:style-name="Strong_20_Emphasis">2. Integración y aprovechamiento de sistemas existentes</text:span></text:p>
      <text:list text:style-name="L35">
        <text:list-item>
          <text:p text:style-name="P43">Aprovechar otros sistemas ISO (9001, 14001, 45001) que usan la misma estructura.</text:p>
        </text:list-item>
        <text:list-item>
          <text:p text:style-name="P43">Evitar duplicar procesos o crear nuevas capas de gestión innecesarias.</text:p>
        </text:list-item>
      </text:list>
      <text:p text:style-name="Text_20_body"><text:span text:style-name="Strong_20_Emphasis">3. Gestión del cambio y evidencia</text:span></text:p>
      <text:list text:style-name="L36">
        <text:list-item>
          <text:p text:style-name="P44">Documentar correctamente los <text:span text:style-name="Strong_20_Emphasis">cambios (Cláusula 6.3)</text:span> y conservar <text:span text:style-name="Strong_20_Emphasis">evidencia</text:span> de implementación y revisión por la dirección.</text:p>
        </text:list-item>
        <text:list-item>
          <text:p text:style-name="P44">Reservar con anticipación la <text:span text:style-name="Strong_20_Emphasis">auditoría de transición</text:span>.</text:p>
        </text:list-item>
      </text:list>
      <text:p text:style-name="Text_20_body"><text:span text:style-name="Strong_20_Emphasis">4. Competencias y capacitación</text:span></text:p>
      <text:list text:style-name="L37">
        <text:list-item>
          <text:p text:style-name="P45">Asegurar que <text:span text:style-name="Strong_20_Emphasis">auditores e implementadores</text:span> comprendan las nuevas exigencias y mejores prácticas (ISO 27002:2022).</text:p>
        </text:list-item>
        <text:list-item>
          <text:p text:style-name="P45">No descuidar el factor humano ni las competencias internas.</text:p>
        </text:list-item>
      </text:list>
      <text:p text:style-name="Text_20_body"><text:span text:style-name="Strong_20_Emphasis">5. Cumplimiento simultáneo</text:span></text:p>
      <text:list text:style-name="L38">
        <text:list-item>
          <text:p text:style-name="P46">Mantener la <text:span text:style-name="Strong_20_Emphasis">conformidad con ISO 27001:2013</text:span> hasta completar la transición.</text:p>
        </text:list-item>
      </text:list>
      <text:p text:style-name="Text_20_body"><text:soft-page-break/><text:span text:style-name="Strong_20_Emphasis">6. Riesgos y controles desafiantes</text:span></text:p>
      <text:list text:style-name="L39">
        <text:list-item>
          <text:p text:style-name="P47">Adoptar un enfoque <text:span text:style-name="Strong_20_Emphasis">más dinámico y continuo de gestión de riesgos</text:span> (especialmente en el <text:span text:style-name="Strong_20_Emphasis">Control 5.7: inteligencia sobre amenazas</text:span>).</text:p>
        </text:list-item>
        <text:list-item>
          <text:p text:style-name="P47">Atender controles complejos como el <text:span text:style-name="Strong_20_Emphasis">enmascaramiento de datos (8.11)</text:span> y la <text:span text:style-name="Strong_20_Emphasis">monitorización de objetivos (Cláusula 6.2)</text:span>.</text:p>
        </text:list-item>
      </text:list>
      <text:p text:style-name="Text_20_body"><text:span text:style-name="Strong_20_Emphasis">7. Subestimar cambios o plazos</text:span></text:p>
      <text:list text:style-name="L40">
        <text:list-item>
          <text:p text:style-name="P48">No asumir que cambios “mínimos” son irrelevantes: pequeñas modificaciones pueden impactar fuertemente en el SGSI.</text:p>
        </text:list-item>
        <text:list-item>
          <text:p text:style-name="P48">Cumplir con el cronograma: desde <text:span text:style-name="Strong_20_Emphasis">mayo 2024</text:span>, todas las certificaciones nuevas deben ser ISO 27001:2022.</text:p>
        </text:list-item>
      </text:list>
      <text:p text:style-name="Text_20_body"/>
      <text:p text:style-name="P53">Ejemplo de TIC</text:p>
      <text:p text:style-name="Text_20_body">La Universidad Tecnológica del Sur (UTS) es una institución de educación superior con fuerte dependencia de servicios TIC para la docencia virtual, la gestión académica y los proyectos de investigación. Desde 2018 mantiene un <text:span text:style-name="Strong_20_Emphasis">Sistema de Gestión de Seguridad de la Información (SGSI)</text:span> certificado bajo <text:span text:style-name="Strong_20_Emphasis">ISO 27001:2013</text:span>, y en 2024 inicia su transición a la <text:span text:style-name="Strong_20_Emphasis">versión 2022</text:span>.</text:p>
      <text:p text:style-name="Text_20_body"><text:span text:style-name="Strong_20_Emphasis">Desafíos iniciales:</text:span></text:p>
      <text:list text:style-name="L41">
        <text:list-item>
          <text:p text:style-name="P49">Alta dependencia de proveedores cloud sin unificar los contratos de seguridad.</text:p>
        </text:list-item>
        <text:list-item>
          <text:p text:style-name="P49">Documentación desactualizada (números de control antiguos).</text:p>
        </text:list-item>
        <text:list-item>
          <text:p text:style-name="P49">Falta de capacitación del personal técnico y auditores internos.</text:p>
        </text:list-item>
        <text:list-item>
          <text:p text:style-name="P49">Escasa integración con otros sistemas ISO ya certificados (ISO 9001 y 45001).</text:p>
        </text:list-item>
      </text:list>
      <text:p text:style-name="Text_20_body"><text:span text:style-name="Strong_20_Emphasis">Acciones implementadas:</text:span></text:p>
      <text:list text:style-name="L42">
        <text:list-item>
          <text:p text:style-name="P50"><text:span text:style-name="Strong_20_Emphasis">Análisis de brecha</text:span> frente a ISO 27001:2022 utilizando la guía de ISO 27002:2022.</text:p>
        </text:list-item>
        <text:list-item>
          <text:p text:style-name="P50"><text:span text:style-name="Strong_20_Emphasis">Actualización de la Declaración de Aplicabilidad (SoA)</text:span> con los nuevos controles (ej. Control 5.7 sobre inteligencia de amenazas).</text:p>
        </text:list-item>
        <text:list-item>
          <text:p text:style-name="P50"><text:span text:style-name="Strong_20_Emphasis">Capacitación del personal</text:span> en nuevas cláusulas y controles.</text:p>
        </text:list-item>
        <text:list-item>
          <text:p text:style-name="P50"><text:span text:style-name="Strong_20_Emphasis">Integración de la gestión de cambios (Cláusula 6.3)</text:span> con los procesos de calidad ISO 9001.</text:p>
        </text:list-item>
        <text:list-item>
          <text:p text:style-name="P50"><text:span text:style-name="Strong_20_Emphasis">Automatización de evaluaciones de riesgo</text:span> con una herramienta interna que incluye los nuevos atributos de control.</text:p>
        </text:list-item>
        <text:list-item>
          <text:p text:style-name="P50"><text:span text:style-name="Strong_20_Emphasis">Revisión por la dirección</text:span> ampliada para incluir necesidades y expectativas actualizadas de las partes interesadas (Cláusula 9.3.2).</text:p>
        </text:list-item>
      </text:list>
      <text:p text:style-name="Text_20_body"><text:span text:style-name="Strong_20_Emphasis">Resultados:</text:span></text:p>
      <text:list text:style-name="L43">
        <text:list-item>
          <text:p text:style-name="P51">Reducción del tiempo de auditoría en un 25 %.</text:p>
        </text:list-item>
        <text:list-item>
          <text:p text:style-name="P51"><text:soft-page-break/>Cumplimiento total de los nuevos controles críticos (5.7 inteligencia de amenazas y 8.11 enmascaramiento de datos).</text:p>
        </text:list-item>
        <text:list-item>
          <text:p text:style-name="P51">Mayor alineación entre los sistemas ISO (27001, 9001 y 45001).</text:p>
        </text:list-item>
        <text:list-item>
          <text:p text:style-name="P51">Auditoría de recertificación aprobada sin no conformidades mayores.</text:p>
        </text:list-item>
      </text:list>
      <text:p text:style-name="Text_20_body"><text:span text:style-name="Strong_20_Emphasis">Lecciones aprendidas:</text:span></text:p>
      <text:list text:style-name="L44">
        <text:list-item>
          <text:p text:style-name="P52">La clave fue <text:span text:style-name="Strong_20_Emphasis">no reinventar</text:span> el SGSI, sino <text:span text:style-name="Strong_20_Emphasis">perfeccionarlo</text:span> con base en lo existente.</text:p>
        </text:list-item>
        <text:list-item>
          <text:p text:style-name="P52">La <text:span text:style-name="Strong_20_Emphasis">capacitación temprana</text:span> del personal y la <text:span text:style-name="Strong_20_Emphasis">revisión documental exhaustiva</text:span> evitaron retrasos.</text:p>
        </text:list-item>
        <text:list-item>
          <text:p text:style-name="P52">Integrar la gestión de riesgos y los cambios organizativos fue esencial para la <text:span text:style-name="Strong_20_Emphasis">trazabilidad de evidencias</text:span></text:p>
        </text:list-item>
      </text:list>
      <text:p text:style-name="Text_20_body"/>
      <text:p text:style-name="P41"><text:span text:style-name="Strong_20_Emphasis"/></text:p>
      <text:p text:style-name="Text_20_body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15:03:09.639090341</meta:creation-date>
    <dc:date>2025-10-30T21:56:56.180244948</dc:date>
    <meta:editing-duration>PT12M21S</meta:editing-duration>
    <meta:editing-cycles>2</meta:editing-cycles>
    <meta:generator>LibreOffice/24.2.7.2$Linux_X86_64 LibreOffice_project/420$Build-2</meta:generator>
    <meta:document-statistic meta:table-count="6" meta:image-count="0" meta:object-count="0" meta:page-count="8" meta:paragraph-count="204" meta:word-count="2080" meta:character-count="14370" meta:non-whitespace-character-count="12566"/>
  </office:meta>
</office:document-meta>
</file>